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1c5b3b" officeooo:paragraph-rsid="001c5b3b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47cfd"/>
    </style:style>
    <style:style style:name="P11" style:family="paragraph" style:parent-style-name="Azione_20_attore" style:list-style-name="Numerazione_20_UC">
      <style:text-properties officeooo:rsid="001ddbfc" officeooo:paragraph-rsid="001ec3a3"/>
    </style:style>
    <style:style style:name="P12" style:family="paragraph" style:parent-style-name="Azione_20_attore" style:list-style-name="Numerazione_20_UC">
      <style:text-properties officeooo:rsid="001ddbfc" officeooo:paragraph-rsid="001ed6a2"/>
    </style:style>
    <style:style style:name="P13" style:family="paragraph" style:parent-style-name="Azione_20_attore">
      <style:text-properties officeooo:rsid="001ddbfc" officeooo:paragraph-rsid="001ddbfc"/>
    </style:style>
    <style:style style:name="P14" style:family="paragraph" style:parent-style-name="Azione_20_attore">
      <style:paragraph-properties fo:margin-left="0cm" fo:margin-right="0cm" fo:text-indent="0cm" style:auto-text-indent="false"/>
      <style:text-properties officeooo:rsid="001ddbfc" officeooo:paragraph-rsid="001ddbfc"/>
    </style:style>
    <style:style style:name="P15" style:family="paragraph" style:parent-style-name="Azione_20_attore">
      <style:paragraph-properties fo:margin-left="0cm" fo:margin-right="0cm" fo:text-indent="0cm" style:auto-text-indent="false"/>
      <style:text-properties officeooo:rsid="001c5b3b" officeooo:paragraph-rsid="001c5b3b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rsid="001ddbfc" officeooo:paragraph-rsid="001ddbfc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1c5b3b" officeooo:paragraph-rsid="001c5b3b"/>
    </style:style>
    <style:style style:name="T1" style:family="text">
      <style:text-properties officeooo:rsid="001009f9"/>
    </style:style>
    <style:style style:name="T2" style:family="text">
      <style:text-properties officeooo:rsid="0013cfcb"/>
    </style:style>
    <style:style style:name="T3" style:family="text">
      <style:text-properties officeooo:rsid="000ad213"/>
    </style:style>
    <style:style style:name="T4" style:family="text">
      <style:text-properties officeooo:rsid="00185656"/>
    </style:style>
    <style:style style:name="T5" style:family="text">
      <style:text-properties officeooo:rsid="001c5b3b"/>
    </style:style>
    <style:style style:name="T6" style:family="text">
      <style:text-properties officeooo:rsid="001dc92b"/>
    </style:style>
    <style:style style:name="T7" style:family="text">
      <style:text-properties officeooo:rsid="001ddbfc"/>
    </style:style>
    <style:style style:name="T8" style:family="text">
      <style:text-properties officeooo:rsid="002005c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PsicoPedagogo <text:span text:style-name="T6">modifica</text:span> attività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5">Psicopedagogo, l'utente è nella finestra di </text:span><text:span text:style-name="T7">modifica</text:span><text:span text:style-name="T5">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<text:span text:style-name="T7">o di eventi</text:span></text:p>
          </table:table-cell>
          <table:table-cell table:style-name="Tabella33.B2" office:value-type="string">
            <text:list xml:id="list40567482" text:style-name="Numerazione_20_UC">
              <text:list-header>
                <text:p text:style-name="P11"/>
              </text:list-header>
              <text:list-item text:start-value="1">
                <text:p text:style-name="P12">L'utente seleziona l'attività da modificare</text:p>
                <text:list>
                  <text:list-header>
                    <text:p text:style-name="P13">2.Il sistema mostra all'utente il form per la modifica dell'attività</text:p>
                  </text:list-header>
                </text:list>
                <text:p text:style-name="P16">3.L'utente modifica il campo desiderato dell'attività</text:p>
                <text:p text:style-name="P14">4.L'utente sottomette la modifca</text:p>
                <text:p text:style-name="P15"><text:s text:c="22"/>3.Il sistema memorizza la <text:span text:style-name="T7">modifica sull'</text:span>attività</text:p>
                <text:p text:style-name="P17"><text:s text:c="11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2">mostra </text:span><text:span text:style-name="T5">all'utente un messaggio di successo dell'operazion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40574049" text:style-name="L1">
              <text:list-item>
                <text:p text:style-name="P10">Nel caso di un errore utente, il sistema mostra all’utente un messaggio di errore che <text:span text:style-name="T3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<text:span text:style-name="T7">a modifica </text:span>dell'attività deve richidere un tempo di memorizzazione minore di 2 secondi</text:p>
          </table:table-cell>
        </table:table-row>
      </table:table>
      <text:p text:style-name="P9"/>
      <text:p text:style-name="P6"><text:span text:style-name="T4">UC_H_</text:span><text:span text:style-name="T5">6</text:span><text:span text:style-name="T8">5</text:span><text:span text:style-name="T4">_</text:span><text:span text:style-name="T5">Psicopedagogo_</text:span><text:span text:style-name="T7">modifica</text:span><text:span text:style-name="T5">_attività : Psicopedagogo </text:span><text:span text:style-name="T7">modifica</text:span><text:span text:style-name="T5"> attività </text:span><text:span text:style-name="T7">del </text:span><text:span text:style-name="T5">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6M30S</meta:editing-duration>
    <meta:editing-cycles>25</meta:editing-cycles>
    <meta:generator>LibreOffice/3.6$Windows_x86 LibreOffice_project/da8c1e6-fd468f4-454e206-f42a4a9-143cfd</meta:generator>
    <dc:date>2012-11-07T20:43:07.31</dc:date>
    <meta:document-statistic meta:table-count="1" meta:image-count="0" meta:object-count="0" meta:page-count="1" meta:paragraph-count="22" meta:word-count="124" meta:character-count="969" meta:non-whitespace-character-count="835"/>
  </office:meta>
</office:document-meta>
</file>